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3.1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264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latencies" table:style-name="ta1">
        <table:shapes>
          <draw:frame draw:z-index="0" draw:style-name="gr1" draw:text-style-name="P1" svg:width="866.92pt" svg:height="622.91pt" svg:x="1532.01pt" svg:y="205.85pt">
            <loext:p draw:notify-on-update-of-ranges="spreadsheet_latencies.A4:spreadsheet_latencies.AC4 spreadsheet_latencies.A4:spreadsheet_latencies.AC4 spreadsheet_latencies.AD5:spreadsheet_latencies.AD5 spreadsheet_latencies.A5:spreadsheet_latencies.AC5 spreadsheet_latencies.A4:spreadsheet_latencies.AC4 spreadsheet_latencies.AD7:spreadsheet_latencies.AD7 spreadsheet_latencies.A7:spreadsheet_latencies.AC7 spreadsheet_latencies.A4:spreadsheet_latencies.AC4 spreadsheet_latencies.AD9:spreadsheet_latencies.AD9 spreadsheet_latencies.A9:spreadsheet_latencies.AC9 spreadsheet_latencies.AD6:spreadsheet_latencies.AD6 spreadsheet_latencies.A6:spreadsheet_latencies.AC6 spreadsheet_latencies.A4:spreadsheet_latencies.A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./data_latencies/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data_latencies/S10.00000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./data_latencies/S10.000000/H0.500000</text:p>
          </table:table-cell>
          <table:table-cell table:number-columns-repeated="29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13.0539878938" calcext:value-type="float">
            <text:p>13.0539878938</text:p>
          </table:table-cell>
          <table:table-cell office:value-type="float" office:value="13.4845835037" calcext:value-type="float">
            <text:p>13.4845835037</text:p>
          </table:table-cell>
          <table:table-cell office:value-type="float" office:value="13.7836537832" calcext:value-type="float">
            <text:p>13.7836537832</text:p>
          </table:table-cell>
          <table:table-cell office:value-type="float" office:value="14.5977361173" calcext:value-type="float">
            <text:p>14.5977361173</text:p>
          </table:table-cell>
          <table:table-cell office:value-type="float" office:value="14.9069955839" calcext:value-type="float">
            <text:p>14.9069955839</text:p>
          </table:table-cell>
          <table:table-cell office:value-type="float" office:value="15.0190975424" calcext:value-type="float">
            <text:p>15.0190975424</text:p>
          </table:table-cell>
          <table:table-cell office:value-type="float" office:value="15.8572726668" calcext:value-type="float">
            <text:p>15.8572726668</text:p>
          </table:table-cell>
          <table:table-cell office:value-type="float" office:value="15.7786483783" calcext:value-type="float">
            <text:p>15.7786483783</text:p>
          </table:table-cell>
          <table:table-cell office:value-type="float" office:value="16.5913982876" calcext:value-type="float">
            <text:p>16.5913982876</text:p>
          </table:table-cell>
          <table:table-cell office:value-type="float" office:value="17.3178672412" calcext:value-type="float">
            <text:p>17.3178672412</text:p>
          </table:table-cell>
          <table:table-cell office:value-type="float" office:value="32.9027245595" calcext:value-type="float">
            <text:p>32.9027245595</text:p>
          </table:table-cell>
          <table:table-cell office:value-type="float" office:value="630.949455005" calcext:value-type="float">
            <text:p>630.949455005</text:p>
          </table:table-cell>
          <table:table-cell office:value-type="float" office:value="3380.46843154" calcext:value-type="float">
            <text:p>3380.46843154</text:p>
          </table:table-cell>
          <table:table-cell office:value-type="float" office:value="7409.83341576" calcext:value-type="float">
            <text:p>7409.83341576</text:p>
          </table:table-cell>
          <table:table-cell office:value-type="float" office:value="11350.5528136" calcext:value-type="float">
            <text:p>11350.5528136</text:p>
          </table:table-cell>
          <table:table-cell office:value-type="float" office:value="15875.4863332" calcext:value-type="float">
            <text:p>15875.4863332</text:p>
          </table:table-cell>
          <table:table-cell office:value-type="float" office:value="17132.6935758" calcext:value-type="float">
            <text:p>17132.6935758</text:p>
          </table:table-cell>
          <table:table-cell office:value-type="float" office:value="19359.0628855" calcext:value-type="float">
            <text:p>19359.0628855</text:p>
          </table:table-cell>
          <table:table-cell office:value-type="float" office:value="20669.2729552" calcext:value-type="float">
            <text:p>20669.2729552</text:p>
          </table:table-cell>
          <table:table-cell office:value-type="float" office:value="28459.7136059" calcext:value-type="float">
            <text:p>28459.7136059</text:p>
          </table:table-cell>
          <table:table-cell office:value-type="float" office:value="31082.2492509" calcext:value-type="float">
            <text:p>31082.2492509</text:p>
          </table:table-cell>
          <table:table-cell office:value-type="float" office:value="31244.0168251" calcext:value-type="float">
            <text:p>31244.0168251</text:p>
          </table:table-cell>
          <table:table-cell office:value-type="float" office:value="32021.2895502" calcext:value-type="float">
            <text:p>32021.2895502</text:p>
          </table:table-cell>
          <table:table-cell office:value-type="float" office:value="33091.1373174" calcext:value-type="float">
            <text:p>33091.1373174</text:p>
          </table:table-cell>
          <table:table-cell office:value-type="float" office:value="33509.1012185" calcext:value-type="float">
            <text:p>33509.1012185</text:p>
          </table:table-cell>
          <table:table-cell office:value-type="float" office:value="34197.3885747" calcext:value-type="float">
            <text:p>34197.3885747</text:p>
          </table:table-cell>
          <table:table-cell office:value-type="float" office:value="34589.9175158" calcext:value-type="float">
            <text:p>34589.9175158</text:p>
          </table:table-cell>
          <table:table-cell office:value-type="float" office:value="34695.2762142" calcext:value-type="float">
            <text:p>34695.2762142</text:p>
          </table:table-cell>
          <table:table-cell office:value-type="float" office:value="34389.1492276" calcext:value-type="float">
            <text:p>34389.1492276</text:p>
          </table:table-cell>
          <table:table-cell office:value-type="string" calcext:value-type="string">
            <text:p>BRS</text:p>
          </table:table-cell>
        </table:table-row>
        <table:table-row table:style-name="ro1">
          <table:table-cell office:value-type="float" office:value="13.2240796875" calcext:value-type="float">
            <text:p>13.2240796875</text:p>
          </table:table-cell>
          <table:table-cell office:value-type="float" office:value="13.1469295958" calcext:value-type="float">
            <text:p>13.1469295958</text:p>
          </table:table-cell>
          <table:table-cell office:value-type="float" office:value="13.7878633246" calcext:value-type="float">
            <text:p>13.7878633246</text:p>
          </table:table-cell>
          <table:table-cell office:value-type="float" office:value="13.8535637679" calcext:value-type="float">
            <text:p>13.8535637679</text:p>
          </table:table-cell>
          <table:table-cell office:value-type="float" office:value="14.2655297487" calcext:value-type="float">
            <text:p>14.2655297487</text:p>
          </table:table-cell>
          <table:table-cell office:value-type="float" office:value="14.8753588398" calcext:value-type="float">
            <text:p>14.8753588398</text:p>
          </table:table-cell>
          <table:table-cell office:value-type="float" office:value="15.4436952927" calcext:value-type="float">
            <text:p>15.4436952927</text:p>
          </table:table-cell>
          <table:table-cell office:value-type="float" office:value="15.9035267575" calcext:value-type="float">
            <text:p>15.9035267575</text:p>
          </table:table-cell>
          <table:table-cell office:value-type="float" office:value="16.697192152" calcext:value-type="float">
            <text:p>16.697192152</text:p>
          </table:table-cell>
          <table:table-cell office:value-type="float" office:value="17.0867443493" calcext:value-type="float">
            <text:p>17.0867443493</text:p>
          </table:table-cell>
          <table:table-cell office:value-type="float" office:value="30.811406827" calcext:value-type="float">
            <text:p>30.811406827</text:p>
          </table:table-cell>
          <table:table-cell office:value-type="float" office:value="235.098555895" calcext:value-type="float">
            <text:p>235.098555895</text:p>
          </table:table-cell>
          <table:table-cell office:value-type="float" office:value="1056.62683847" calcext:value-type="float">
            <text:p>1056.62683847</text:p>
          </table:table-cell>
          <table:table-cell office:value-type="float" office:value="2232.29073878" calcext:value-type="float">
            <text:p>2232.29073878</text:p>
          </table:table-cell>
          <table:table-cell office:value-type="float" office:value="3751.4260032" calcext:value-type="float">
            <text:p>3751.4260032</text:p>
          </table:table-cell>
          <table:table-cell office:value-type="float" office:value="6477.84791285" calcext:value-type="float">
            <text:p>6477.84791285</text:p>
          </table:table-cell>
          <table:table-cell office:value-type="float" office:value="8897.3040385" calcext:value-type="float">
            <text:p>8897.3040385</text:p>
          </table:table-cell>
          <table:table-cell office:value-type="float" office:value="10732.6414512" calcext:value-type="float">
            <text:p>10732.6414512</text:p>
          </table:table-cell>
          <table:table-cell office:value-type="float" office:value="12765.144616" calcext:value-type="float">
            <text:p>12765.144616</text:p>
          </table:table-cell>
          <table:table-cell office:value-type="float" office:value="16768.646131" calcext:value-type="float">
            <text:p>16768.646131</text:p>
          </table:table-cell>
          <table:table-cell office:value-type="float" office:value="18417.8544378" calcext:value-type="float">
            <text:p>18417.8544378</text:p>
          </table:table-cell>
          <table:table-cell office:value-type="float" office:value="19492.0223118" calcext:value-type="float">
            <text:p>19492.0223118</text:p>
          </table:table-cell>
          <table:table-cell office:value-type="float" office:value="20126.6991938" calcext:value-type="float">
            <text:p>20126.6991938</text:p>
          </table:table-cell>
          <table:table-cell office:value-type="float" office:value="20070.1332813" calcext:value-type="float">
            <text:p>20070.1332813</text:p>
          </table:table-cell>
          <table:table-cell office:value-type="float" office:value="20526.770114" calcext:value-type="float">
            <text:p>20526.770114</text:p>
          </table:table-cell>
          <table:table-cell office:value-type="float" office:value="20845.7199667" calcext:value-type="float">
            <text:p>20845.7199667</text:p>
          </table:table-cell>
          <table:table-cell office:value-type="float" office:value="21189.7332833" calcext:value-type="float">
            <text:p>21189.7332833</text:p>
          </table:table-cell>
          <table:table-cell office:value-type="float" office:value="21320.8135228" calcext:value-type="float">
            <text:p>21320.8135228</text:p>
          </table:table-cell>
          <table:table-cell office:value-type="float" office:value="21239.1314364" calcext:value-type="float">
            <text:p>21239.1314364</text:p>
          </table:table-cell>
          <table:table-cell office:value-type="string" calcext:value-type="string">
            <text:p>Fuzzy-Token</text:p>
          </table:table-cell>
        </table:table-row>
        <table:table-row table:style-name="ro1">
          <table:table-cell office:value-type="float" office:value="213.634592138" calcext:value-type="float">
            <text:p>213.634592138</text:p>
          </table:table-cell>
          <table:table-cell office:value-type="float" office:value="213.85613409" calcext:value-type="float">
            <text:p>213.85613409</text:p>
          </table:table-cell>
          <table:table-cell office:value-type="float" office:value="222.205522134" calcext:value-type="float">
            <text:p>222.205522134</text:p>
          </table:table-cell>
          <table:table-cell office:value-type="float" office:value="221.103766004" calcext:value-type="float">
            <text:p>221.103766004</text:p>
          </table:table-cell>
          <table:table-cell office:value-type="float" office:value="217.499960241" calcext:value-type="float">
            <text:p>217.499960241</text:p>
          </table:table-cell>
          <table:table-cell office:value-type="float" office:value="222.730410635" calcext:value-type="float">
            <text:p>222.730410635</text:p>
          </table:table-cell>
          <table:table-cell office:value-type="float" office:value="222.837088616" calcext:value-type="float">
            <text:p>222.837088616</text:p>
          </table:table-cell>
          <table:table-cell office:value-type="float" office:value="223.434001315" calcext:value-type="float">
            <text:p>223.434001315</text:p>
          </table:table-cell>
          <table:table-cell office:value-type="float" office:value="231.057071622" calcext:value-type="float">
            <text:p>231.057071622</text:p>
          </table:table-cell>
          <table:table-cell office:value-type="float" office:value="231.947979135" calcext:value-type="float">
            <text:p>231.947979135</text:p>
          </table:table-cell>
          <table:table-cell office:value-type="float" office:value="271.438902831" calcext:value-type="float">
            <text:p>271.438902831</text:p>
          </table:table-cell>
          <table:table-cell office:value-type="float" office:value="436.842704218" calcext:value-type="float">
            <text:p>436.842704218</text:p>
          </table:table-cell>
          <table:table-cell office:value-type="float" office:value="1503.17678846" calcext:value-type="float">
            <text:p>1503.17678846</text:p>
          </table:table-cell>
          <table:table-cell office:value-type="float" office:value="3874.29944517" calcext:value-type="float">
            <text:p>3874.29944517</text:p>
          </table:table-cell>
          <table:table-cell office:value-type="float" office:value="6422.31353427" calcext:value-type="float">
            <text:p>6422.31353427</text:p>
          </table:table-cell>
          <table:table-cell office:value-type="float" office:value="8342.89107323" calcext:value-type="float">
            <text:p>8342.89107323</text:p>
          </table:table-cell>
          <table:table-cell office:value-type="float" office:value="10042.0149643" calcext:value-type="float">
            <text:p>10042.0149643</text:p>
          </table:table-cell>
          <table:table-cell office:value-type="float" office:value="11144.9287095" calcext:value-type="float">
            <text:p>11144.9287095</text:p>
          </table:table-cell>
          <table:table-cell office:value-type="float" office:value="12156.702899" calcext:value-type="float">
            <text:p>12156.702899</text:p>
          </table:table-cell>
          <table:table-cell office:value-type="float" office:value="16639.5036588" calcext:value-type="float">
            <text:p>16639.5036588</text:p>
          </table:table-cell>
          <table:table-cell office:value-type="float" office:value="18054.1211028" calcext:value-type="float">
            <text:p>18054.1211028</text:p>
          </table:table-cell>
          <table:table-cell office:value-type="float" office:value="18789.4675564" calcext:value-type="float">
            <text:p>18789.4675564</text:p>
          </table:table-cell>
          <table:table-cell office:value-type="float" office:value="19240.5535645" calcext:value-type="float">
            <text:p>19240.5535645</text:p>
          </table:table-cell>
          <table:table-cell office:value-type="float" office:value="19692.6785706" calcext:value-type="float">
            <text:p>19692.6785706</text:p>
          </table:table-cell>
          <table:table-cell office:value-type="float" office:value="20174.6714027" calcext:value-type="float">
            <text:p>20174.6714027</text:p>
          </table:table-cell>
          <table:table-cell office:value-type="float" office:value="20644.5432029" calcext:value-type="float">
            <text:p>20644.5432029</text:p>
          </table:table-cell>
          <table:table-cell office:value-type="float" office:value="21042.3010593" calcext:value-type="float">
            <text:p>21042.3010593</text:p>
          </table:table-cell>
          <table:table-cell office:value-type="float" office:value="21131.0101584" calcext:value-type="float">
            <text:p>21131.0101584</text:p>
          </table:table-cell>
          <table:table-cell office:value-type="float" office:value="21164.2845519" calcext:value-type="float">
            <text:p>21164.2845519</text:p>
          </table:table-cell>
          <table:table-cell office:value-type="string" calcext:value-type="string">
            <text:p>TDMA</text:p>
          </table:table-cell>
        </table:table-row>
        <table:table-row table:style-name="ro1">
          <table:table-cell office:value-type="float" office:value="224.781017127" calcext:value-type="float">
            <text:p>224.781017127</text:p>
          </table:table-cell>
          <table:table-cell office:value-type="float" office:value="229.684185452" calcext:value-type="float">
            <text:p>229.684185452</text:p>
          </table:table-cell>
          <table:table-cell office:value-type="float" office:value="232.507216647" calcext:value-type="float">
            <text:p>232.507216647</text:p>
          </table:table-cell>
          <table:table-cell office:value-type="float" office:value="235.050511637" calcext:value-type="float">
            <text:p>235.050511637</text:p>
          </table:table-cell>
          <table:table-cell office:value-type="float" office:value="241.526856046" calcext:value-type="float">
            <text:p>241.526856046</text:p>
          </table:table-cell>
          <table:table-cell office:value-type="float" office:value="234.295948991" calcext:value-type="float">
            <text:p>234.295948991</text:p>
          </table:table-cell>
          <table:table-cell office:value-type="float" office:value="231.397858523" calcext:value-type="float">
            <text:p>231.397858523</text:p>
          </table:table-cell>
          <table:table-cell office:value-type="float" office:value="235.088299828" calcext:value-type="float">
            <text:p>235.088299828</text:p>
          </table:table-cell>
          <table:table-cell office:value-type="float" office:value="248.394239441" calcext:value-type="float">
            <text:p>248.394239441</text:p>
          </table:table-cell>
          <table:table-cell office:value-type="float" office:value="254.516706849" calcext:value-type="float">
            <text:p>254.516706849</text:p>
          </table:table-cell>
          <table:table-cell office:value-type="float" office:value="363.895155335" calcext:value-type="float">
            <text:p>363.895155335</text:p>
          </table:table-cell>
          <table:table-cell office:value-type="float" office:value="896.603806704" calcext:value-type="float">
            <text:p>896.603806704</text:p>
          </table:table-cell>
          <table:table-cell office:value-type="float" office:value="1739.48061819" calcext:value-type="float">
            <text:p>1739.48061819</text:p>
          </table:table-cell>
          <table:table-cell office:value-type="float" office:value="3365.30733176" calcext:value-type="float">
            <text:p>3365.30733176</text:p>
          </table:table-cell>
          <table:table-cell office:value-type="float" office:value="5738.25843191" calcext:value-type="float">
            <text:p>5738.25843191</text:p>
          </table:table-cell>
          <table:table-cell office:value-type="float" office:value="8024.83561174" calcext:value-type="float">
            <text:p>8024.83561174</text:p>
          </table:table-cell>
          <table:table-cell office:value-type="float" office:value="10019.4926858" calcext:value-type="float">
            <text:p>10019.4926858</text:p>
          </table:table-cell>
          <table:table-cell office:value-type="float" office:value="11292.5401253" calcext:value-type="float">
            <text:p>11292.5401253</text:p>
          </table:table-cell>
          <table:table-cell office:value-type="float" office:value="12782.6885051" calcext:value-type="float">
            <text:p>12782.6885051</text:p>
          </table:table-cell>
          <table:table-cell office:value-type="float" office:value="17535.2804515" calcext:value-type="float">
            <text:p>17535.2804515</text:p>
          </table:table-cell>
          <table:table-cell office:value-type="float" office:value="19261.9151887" calcext:value-type="float">
            <text:p>19261.9151887</text:p>
          </table:table-cell>
          <table:table-cell office:value-type="float" office:value="19875.1771252" calcext:value-type="float">
            <text:p>19875.1771252</text:p>
          </table:table-cell>
          <table:table-cell office:value-type="float" office:value="20309.1861412" calcext:value-type="float">
            <text:p>20309.1861412</text:p>
          </table:table-cell>
          <table:table-cell office:value-type="float" office:value="20889.3305372" calcext:value-type="float">
            <text:p>20889.3305372</text:p>
          </table:table-cell>
          <table:table-cell office:value-type="float" office:value="21367.8982598" calcext:value-type="float">
            <text:p>21367.8982598</text:p>
          </table:table-cell>
          <table:table-cell office:value-type="float" office:value="21841.1387173" calcext:value-type="float">
            <text:p>21841.1387173</text:p>
          </table:table-cell>
          <table:table-cell office:value-type="float" office:value="22293.1167723" calcext:value-type="float">
            <text:p>22293.1167723</text:p>
          </table:table-cell>
          <table:table-cell office:value-type="float" office:value="22346.7226545" calcext:value-type="float">
            <text:p>22346.7226545</text:p>
          </table:table-cell>
          <table:table-cell office:value-type="float" office:value="22392.8173375" calcext:value-type="float">
            <text:p>22392.8173375</text:p>
          </table:table-cell>
          <table:table-cell office:value-type="string" calcext:value-type="string">
            <text:p>./data_latencies/S10.000000/H0.500000/tdma_weighted</text:p>
          </table:table-cell>
        </table:table-row>
        <table:table-row table:style-name="ro1">
          <table:table-cell office:value-type="float" office:value="50.1567571528" calcext:value-type="float">
            <text:p>50.1567571528</text:p>
          </table:table-cell>
          <table:table-cell office:value-type="float" office:value="52.1442048964" calcext:value-type="float">
            <text:p>52.1442048964</text:p>
          </table:table-cell>
          <table:table-cell office:value-type="float" office:value="53.4760254505" calcext:value-type="float">
            <text:p>53.4760254505</text:p>
          </table:table-cell>
          <table:table-cell office:value-type="float" office:value="54.0992711358" calcext:value-type="float">
            <text:p>54.0992711358</text:p>
          </table:table-cell>
          <table:table-cell office:value-type="float" office:value="55.5095645904" calcext:value-type="float">
            <text:p>55.5095645904</text:p>
          </table:table-cell>
          <table:table-cell office:value-type="float" office:value="57.6602330825" calcext:value-type="float">
            <text:p>57.6602330825</text:p>
          </table:table-cell>
          <table:table-cell office:value-type="float" office:value="57.419071759" calcext:value-type="float">
            <text:p>57.419071759</text:p>
          </table:table-cell>
          <table:table-cell office:value-type="float" office:value="58.1828114267" calcext:value-type="float">
            <text:p>58.1828114267</text:p>
          </table:table-cell>
          <table:table-cell office:value-type="float" office:value="58.28452786" calcext:value-type="float">
            <text:p>58.28452786</text:p>
          </table:table-cell>
          <table:table-cell office:value-type="float" office:value="59.3473828734" calcext:value-type="float">
            <text:p>59.3473828734</text:p>
          </table:table-cell>
          <table:table-cell office:value-type="float" office:value="78.8487559609" calcext:value-type="float">
            <text:p>78.8487559609</text:p>
          </table:table-cell>
          <table:table-cell office:value-type="float" office:value="117.293627682" calcext:value-type="float">
            <text:p>117.293627682</text:p>
          </table:table-cell>
          <table:table-cell office:value-type="float" office:value="485.595518377" calcext:value-type="float">
            <text:p>485.595518377</text:p>
          </table:table-cell>
          <table:table-cell office:value-type="float" office:value="2949.09835682" calcext:value-type="float">
            <text:p>2949.09835682</text:p>
          </table:table-cell>
          <table:table-cell office:value-type="float" office:value="5986.82342367" calcext:value-type="float">
            <text:p>5986.82342367</text:p>
          </table:table-cell>
          <table:table-cell office:value-type="float" office:value="8250.98086517" calcext:value-type="float">
            <text:p>8250.98086517</text:p>
          </table:table-cell>
          <table:table-cell office:value-type="float" office:value="9851.18796183" calcext:value-type="float">
            <text:p>9851.18796183</text:p>
          </table:table-cell>
          <table:table-cell office:value-type="float" office:value="11101.4493666" calcext:value-type="float">
            <text:p>11101.4493666</text:p>
          </table:table-cell>
          <table:table-cell office:value-type="float" office:value="11984.0237062" calcext:value-type="float">
            <text:p>11984.0237062</text:p>
          </table:table-cell>
          <table:table-cell office:value-type="float" office:value="16558.0937283" calcext:value-type="float">
            <text:p>16558.0937283</text:p>
          </table:table-cell>
          <table:table-cell office:value-type="float" office:value="18098.4722886" calcext:value-type="float">
            <text:p>18098.4722886</text:p>
          </table:table-cell>
          <table:table-cell office:value-type="float" office:value="18850.3924602" calcext:value-type="float">
            <text:p>18850.3924602</text:p>
          </table:table-cell>
          <table:table-cell office:value-type="float" office:value="19106.4923629" calcext:value-type="float">
            <text:p>19106.4923629</text:p>
          </table:table-cell>
          <table:table-cell office:value-type="float" office:value="19667.5529155" calcext:value-type="float">
            <text:p>19667.5529155</text:p>
          </table:table-cell>
          <table:table-cell office:value-type="float" office:value="20094.4639279" calcext:value-type="float">
            <text:p>20094.4639279</text:p>
          </table:table-cell>
          <table:table-cell office:value-type="float" office:value="20704.7130056" calcext:value-type="float">
            <text:p>20704.7130056</text:p>
          </table:table-cell>
          <table:table-cell office:value-type="float" office:value="21053.8981542" calcext:value-type="float">
            <text:p>21053.8981542</text:p>
          </table:table-cell>
          <table:table-cell office:value-type="float" office:value="21143.0434876" calcext:value-type="float">
            <text:p>21143.0434876</text:p>
          </table:table-cell>
          <table:table-cell office:value-type="float" office:value="21161.0322088" calcext:value-type="float">
            <text:p>21161.0322088</text:p>
          </table:table-cell>
          <table:table-cell office:value-type="string" calcext:value-type="string">
            <text:p>Token-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13:00:19.700347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2T14:11:12.211827454</dc:date>
    <meta:editing-duration>P1DT2M21S</meta:editing-duration>
    <meta:editing-cycles>7</meta:editing-cycles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 style:data-style-name="N0">
      <style:chart-properties chart:display-label="true" chart:logarithmic="true" chart:minimum="1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406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584cm" svg:height="21.976cm" xlink:href=".." xlink:type="simple" chart:class="chart:scatter" chart:style-name="ch1">
        <chart:legend chart:legend-position="end" svg:x="25.866cm" svg:y="9.506cm" style:legend-expansion="high" chart:style-name="ch2"/>
        <chart:plot-area chart:style-name="ch3" table:cell-range-address="spreadsheet_latencies.A4:spreadsheet_latencies.AC6 spreadsheet_latencies.AD5:spreadsheet_latencies.AD6 spreadsheet_latencies.A7:spreadsheet_latencies.AD7 spreadsheet_latencies.A9:spreadsheet_latencies.AD9" chart:data-source-has-labels="both" svg:x="1.98cm" svg:y="0.439cm" svg:width="23.275cm" svg:height="19.759cm">
          <chartooo:coordinate-region svg:x="3.078cm" svg:y="0.634cm" svg:width="21.646cm" svg:height="18.925cm"/>
          <chart:axis chart:dimension="x" chart:name="primary-x" chart:style-name="ch4" chartooo:axis-type="auto">
            <chart:title svg:x="10.012cm" svg:y="20.637cm" chart:style-name="ch5">
              <text:p>Injection rate (packets/cycle)</text:p>
            </chart:title>
            <chart:categories table:cell-range-address="spreadsheet_latencies.A4:spreadsheet_latencies.AC4"/>
          </chart:axis>
          <chart:axis chart:dimension="y" chart:name="primary-y" chart:style-name="ch6">
            <chart:title svg:x="0.451cm" svg:y="14.276cm" chart:style-name="ch7">
              <text:p>Average packet latency (cycles)</text:p>
            </chart:title>
            <chart:grid chart:style-name="ch8" chart:class="major"/>
          </chart:axis>
          <chart:series chart:style-name="ch9" chart:values-cell-range-address="spreadsheet_latencies.A5:spreadsheet_latencies.AC5" chart:label-cell-address="spreadsheet_latencies.AD5:spreadsheet_latencies.AD5" chart:class="chart:scatter">
            <chart:domain table:cell-range-address="spreadsheet_latencies.A4:spreadsheet_latencies.AC4"/>
            <chart:data-point chart:repeated="29"/>
          </chart:series>
          <chart:series chart:style-name="ch10" chart:values-cell-range-address="spreadsheet_latencies.A7:spreadsheet_latencies.AC7" chart:label-cell-address="spreadsheet_latencies.AD7:spreadsheet_latencies.AD7" chart:class="chart:scatter">
            <chart:data-point chart:repeated="29"/>
          </chart:series>
          <chart:series chart:style-name="ch11" chart:values-cell-range-address="spreadsheet_latencies.A9:spreadsheet_latencies.AC9" chart:label-cell-address="spreadsheet_latencies.AD9:spreadsheet_latencies.AD9" chart:class="chart:scatter">
            <chart:data-point chart:repeated="29"/>
          </chart:series>
          <chart:series chart:style-name="ch12" chart:values-cell-range-address="spreadsheet_latencies.A6:spreadsheet_latencies.AC6" chart:label-cell-address="spreadsheet_latencies.AD6:spreadsheet_latencies.AD6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A4:spreadsheet_latencies.AC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spreadsheet_latencies.A4:spreadsheet_latencies.AC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BRS</text:p>
                <draw:g>
                  <svg:desc>spreadsheet_latencies.AD5:spreadsheet_latencies.AD5</svg:desc>
                </draw:g>
              </table:table-cell>
              <table:table-cell office:value-type="float" office:value="13.0539878938">
                <text:p>13.0539878938</text:p>
                <draw:g>
                  <svg:desc>spreadsheet_latencies.A5:spreadsheet_latencies.AC5</svg:desc>
                </draw:g>
              </table:table-cell>
              <table:table-cell office:value-type="float" office:value="13.4845835037">
                <text:p>13.4845835037</text:p>
              </table:table-cell>
              <table:table-cell office:value-type="float" office:value="13.7836537832">
                <text:p>13.7836537832</text:p>
              </table:table-cell>
              <table:table-cell office:value-type="float" office:value="14.5977361173">
                <text:p>14.5977361173</text:p>
              </table:table-cell>
              <table:table-cell office:value-type="float" office:value="14.9069955839">
                <text:p>14.9069955839</text:p>
              </table:table-cell>
              <table:table-cell office:value-type="float" office:value="15.0190975424">
                <text:p>15.0190975424</text:p>
              </table:table-cell>
              <table:table-cell office:value-type="float" office:value="15.8572726668">
                <text:p>15.8572726668</text:p>
              </table:table-cell>
              <table:table-cell office:value-type="float" office:value="15.7786483783">
                <text:p>15.7786483783</text:p>
              </table:table-cell>
              <table:table-cell office:value-type="float" office:value="16.5913982876">
                <text:p>16.5913982876</text:p>
              </table:table-cell>
              <table:table-cell office:value-type="float" office:value="17.3178672412">
                <text:p>17.3178672412</text:p>
              </table:table-cell>
              <table:table-cell office:value-type="float" office:value="32.9027245595">
                <text:p>32.9027245595</text:p>
              </table:table-cell>
              <table:table-cell office:value-type="float" office:value="630.949455005">
                <text:p>630.949455005</text:p>
              </table:table-cell>
              <table:table-cell office:value-type="float" office:value="3380.46843154">
                <text:p>3380.46843154</text:p>
              </table:table-cell>
              <table:table-cell office:value-type="float" office:value="7409.83341576">
                <text:p>7409.83341576</text:p>
              </table:table-cell>
              <table:table-cell office:value-type="float" office:value="11350.5528136">
                <text:p>11350.5528136</text:p>
              </table:table-cell>
              <table:table-cell office:value-type="float" office:value="15875.4863332">
                <text:p>15875.4863332</text:p>
              </table:table-cell>
              <table:table-cell office:value-type="float" office:value="17132.6935758">
                <text:p>17132.6935758</text:p>
              </table:table-cell>
              <table:table-cell office:value-type="float" office:value="19359.0628855">
                <text:p>19359.0628855</text:p>
              </table:table-cell>
              <table:table-cell office:value-type="float" office:value="20669.2729552">
                <text:p>20669.2729552</text:p>
              </table:table-cell>
              <table:table-cell office:value-type="float" office:value="28459.7136059">
                <text:p>28459.7136059</text:p>
              </table:table-cell>
              <table:table-cell office:value-type="float" office:value="31082.2492509">
                <text:p>31082.2492509</text:p>
              </table:table-cell>
              <table:table-cell office:value-type="float" office:value="31244.0168251">
                <text:p>31244.0168251</text:p>
              </table:table-cell>
              <table:table-cell office:value-type="float" office:value="32021.2895502">
                <text:p>32021.2895502</text:p>
              </table:table-cell>
              <table:table-cell office:value-type="float" office:value="33091.1373174">
                <text:p>33091.1373174</text:p>
              </table:table-cell>
              <table:table-cell office:value-type="float" office:value="33509.1012185">
                <text:p>33509.1012185</text:p>
              </table:table-cell>
              <table:table-cell office:value-type="float" office:value="34197.3885747">
                <text:p>34197.3885747</text:p>
              </table:table-cell>
              <table:table-cell office:value-type="float" office:value="34589.9175158">
                <text:p>34589.9175158</text:p>
              </table:table-cell>
              <table:table-cell office:value-type="float" office:value="34695.2762142">
                <text:p>34695.2762142</text:p>
              </table:table-cell>
              <table:table-cell office:value-type="float" office:value="34389.1492276">
                <text:p>34389.1492276</text:p>
              </table:table-cell>
            </table:table-row>
            <table:table-row>
              <table:table-cell office:value-type="string">
                <text:p>TDMA</text:p>
                <draw:g>
                  <svg:desc>spreadsheet_latencies.AD7:spreadsheet_latencies.AD7</svg:desc>
                </draw:g>
              </table:table-cell>
              <table:table-cell office:value-type="float" office:value="213.634592138">
                <text:p>213.634592138</text:p>
                <draw:g>
                  <svg:desc>spreadsheet_latencies.A7:spreadsheet_latencies.AC7</svg:desc>
                </draw:g>
              </table:table-cell>
              <table:table-cell office:value-type="float" office:value="213.85613409">
                <text:p>213.85613409</text:p>
              </table:table-cell>
              <table:table-cell office:value-type="float" office:value="222.205522134">
                <text:p>222.205522134</text:p>
              </table:table-cell>
              <table:table-cell office:value-type="float" office:value="221.103766004">
                <text:p>221.103766004</text:p>
              </table:table-cell>
              <table:table-cell office:value-type="float" office:value="217.499960241">
                <text:p>217.499960241</text:p>
              </table:table-cell>
              <table:table-cell office:value-type="float" office:value="222.730410635">
                <text:p>222.730410635</text:p>
              </table:table-cell>
              <table:table-cell office:value-type="float" office:value="222.837088616">
                <text:p>222.837088616</text:p>
              </table:table-cell>
              <table:table-cell office:value-type="float" office:value="223.434001315">
                <text:p>223.434001315</text:p>
              </table:table-cell>
              <table:table-cell office:value-type="float" office:value="231.057071622">
                <text:p>231.057071622</text:p>
              </table:table-cell>
              <table:table-cell office:value-type="float" office:value="231.947979135">
                <text:p>231.947979135</text:p>
              </table:table-cell>
              <table:table-cell office:value-type="float" office:value="271.438902831">
                <text:p>271.438902831</text:p>
              </table:table-cell>
              <table:table-cell office:value-type="float" office:value="436.842704218">
                <text:p>436.842704218</text:p>
              </table:table-cell>
              <table:table-cell office:value-type="float" office:value="1503.17678846">
                <text:p>1503.17678846</text:p>
              </table:table-cell>
              <table:table-cell office:value-type="float" office:value="3874.29944517">
                <text:p>3874.29944517</text:p>
              </table:table-cell>
              <table:table-cell office:value-type="float" office:value="6422.31353427">
                <text:p>6422.31353427</text:p>
              </table:table-cell>
              <table:table-cell office:value-type="float" office:value="8342.89107323">
                <text:p>8342.89107323</text:p>
              </table:table-cell>
              <table:table-cell office:value-type="float" office:value="10042.0149643">
                <text:p>10042.0149643</text:p>
              </table:table-cell>
              <table:table-cell office:value-type="float" office:value="11144.9287095">
                <text:p>11144.9287095</text:p>
              </table:table-cell>
              <table:table-cell office:value-type="float" office:value="12156.702899">
                <text:p>12156.702899</text:p>
              </table:table-cell>
              <table:table-cell office:value-type="float" office:value="16639.5036588">
                <text:p>16639.5036588</text:p>
              </table:table-cell>
              <table:table-cell office:value-type="float" office:value="18054.1211028">
                <text:p>18054.1211028</text:p>
              </table:table-cell>
              <table:table-cell office:value-type="float" office:value="18789.4675564">
                <text:p>18789.4675564</text:p>
              </table:table-cell>
              <table:table-cell office:value-type="float" office:value="19240.5535645">
                <text:p>19240.5535645</text:p>
              </table:table-cell>
              <table:table-cell office:value-type="float" office:value="19692.6785706">
                <text:p>19692.6785706</text:p>
              </table:table-cell>
              <table:table-cell office:value-type="float" office:value="20174.6714027">
                <text:p>20174.6714027</text:p>
              </table:table-cell>
              <table:table-cell office:value-type="float" office:value="20644.5432029">
                <text:p>20644.5432029</text:p>
              </table:table-cell>
              <table:table-cell office:value-type="float" office:value="21042.3010593">
                <text:p>21042.3010593</text:p>
              </table:table-cell>
              <table:table-cell office:value-type="float" office:value="21131.0101584">
                <text:p>21131.0101584</text:p>
              </table:table-cell>
              <table:table-cell office:value-type="float" office:value="21164.2845519">
                <text:p>21164.2845519</text:p>
              </table:table-cell>
            </table:table-row>
            <table:table-row>
              <table:table-cell office:value-type="string">
                <text:p>Token-Ring</text:p>
                <draw:g>
                  <svg:desc>spreadsheet_latencies.AD9:spreadsheet_latencies.AD9</svg:desc>
                </draw:g>
              </table:table-cell>
              <table:table-cell office:value-type="float" office:value="50.1567571528">
                <text:p>50.1567571528</text:p>
                <draw:g>
                  <svg:desc>spreadsheet_latencies.A9:spreadsheet_latencies.AC9</svg:desc>
                </draw:g>
              </table:table-cell>
              <table:table-cell office:value-type="float" office:value="52.1442048964">
                <text:p>52.1442048964</text:p>
              </table:table-cell>
              <table:table-cell office:value-type="float" office:value="53.4760254505">
                <text:p>53.4760254505</text:p>
              </table:table-cell>
              <table:table-cell office:value-type="float" office:value="54.0992711358">
                <text:p>54.0992711358</text:p>
              </table:table-cell>
              <table:table-cell office:value-type="float" office:value="55.5095645904">
                <text:p>55.5095645904</text:p>
              </table:table-cell>
              <table:table-cell office:value-type="float" office:value="57.6602330825">
                <text:p>57.6602330825</text:p>
              </table:table-cell>
              <table:table-cell office:value-type="float" office:value="57.419071759">
                <text:p>57.419071759</text:p>
              </table:table-cell>
              <table:table-cell office:value-type="float" office:value="58.1828114267">
                <text:p>58.1828114267</text:p>
              </table:table-cell>
              <table:table-cell office:value-type="float" office:value="58.28452786">
                <text:p>58.28452786</text:p>
              </table:table-cell>
              <table:table-cell office:value-type="float" office:value="59.3473828734">
                <text:p>59.3473828734</text:p>
              </table:table-cell>
              <table:table-cell office:value-type="float" office:value="78.8487559609">
                <text:p>78.8487559609</text:p>
              </table:table-cell>
              <table:table-cell office:value-type="float" office:value="117.293627682">
                <text:p>117.293627682</text:p>
              </table:table-cell>
              <table:table-cell office:value-type="float" office:value="485.595518377">
                <text:p>485.595518377</text:p>
              </table:table-cell>
              <table:table-cell office:value-type="float" office:value="2949.09835682">
                <text:p>2949.09835682</text:p>
              </table:table-cell>
              <table:table-cell office:value-type="float" office:value="5986.82342367">
                <text:p>5986.82342367</text:p>
              </table:table-cell>
              <table:table-cell office:value-type="float" office:value="8250.98086517">
                <text:p>8250.98086517</text:p>
              </table:table-cell>
              <table:table-cell office:value-type="float" office:value="9851.18796183">
                <text:p>9851.18796183</text:p>
              </table:table-cell>
              <table:table-cell office:value-type="float" office:value="11101.4493666">
                <text:p>11101.4493666</text:p>
              </table:table-cell>
              <table:table-cell office:value-type="float" office:value="11984.0237062">
                <text:p>11984.0237062</text:p>
              </table:table-cell>
              <table:table-cell office:value-type="float" office:value="16558.0937283">
                <text:p>16558.0937283</text:p>
              </table:table-cell>
              <table:table-cell office:value-type="float" office:value="18098.4722886">
                <text:p>18098.4722886</text:p>
              </table:table-cell>
              <table:table-cell office:value-type="float" office:value="18850.3924602">
                <text:p>18850.3924602</text:p>
              </table:table-cell>
              <table:table-cell office:value-type="float" office:value="19106.4923629">
                <text:p>19106.4923629</text:p>
              </table:table-cell>
              <table:table-cell office:value-type="float" office:value="19667.5529155">
                <text:p>19667.5529155</text:p>
              </table:table-cell>
              <table:table-cell office:value-type="float" office:value="20094.4639279">
                <text:p>20094.4639279</text:p>
              </table:table-cell>
              <table:table-cell office:value-type="float" office:value="20704.7130056">
                <text:p>20704.7130056</text:p>
              </table:table-cell>
              <table:table-cell office:value-type="float" office:value="21053.8981542">
                <text:p>21053.8981542</text:p>
              </table:table-cell>
              <table:table-cell office:value-type="float" office:value="21143.0434876">
                <text:p>21143.0434876</text:p>
              </table:table-cell>
              <table:table-cell office:value-type="float" office:value="21161.0322088">
                <text:p>21161.0322088</text:p>
              </table:table-cell>
            </table:table-row>
            <table:table-row>
              <table:table-cell office:value-type="string">
                <text:p>Fuzzy-Token</text:p>
                <draw:g>
                  <svg:desc>spreadsheet_latencies.AD6:spreadsheet_latencies.AD6</svg:desc>
                </draw:g>
              </table:table-cell>
              <table:table-cell office:value-type="float" office:value="13.2240796875">
                <text:p>13.2240796875</text:p>
                <draw:g>
                  <svg:desc>spreadsheet_latencies.A6:spreadsheet_latencies.AC6</svg:desc>
                </draw:g>
              </table:table-cell>
              <table:table-cell office:value-type="float" office:value="13.1469295958">
                <text:p>13.1469295958</text:p>
              </table:table-cell>
              <table:table-cell office:value-type="float" office:value="13.7878633246">
                <text:p>13.7878633246</text:p>
              </table:table-cell>
              <table:table-cell office:value-type="float" office:value="13.8535637679">
                <text:p>13.8535637679</text:p>
              </table:table-cell>
              <table:table-cell office:value-type="float" office:value="14.2655297487">
                <text:p>14.2655297487</text:p>
              </table:table-cell>
              <table:table-cell office:value-type="float" office:value="14.8753588398">
                <text:p>14.8753588398</text:p>
              </table:table-cell>
              <table:table-cell office:value-type="float" office:value="15.4436952927">
                <text:p>15.4436952927</text:p>
              </table:table-cell>
              <table:table-cell office:value-type="float" office:value="15.9035267575">
                <text:p>15.9035267575</text:p>
              </table:table-cell>
              <table:table-cell office:value-type="float" office:value="16.697192152">
                <text:p>16.697192152</text:p>
              </table:table-cell>
              <table:table-cell office:value-type="float" office:value="17.0867443493">
                <text:p>17.0867443493</text:p>
              </table:table-cell>
              <table:table-cell office:value-type="float" office:value="30.811406827">
                <text:p>30.811406827</text:p>
              </table:table-cell>
              <table:table-cell office:value-type="float" office:value="235.098555895">
                <text:p>235.098555895</text:p>
              </table:table-cell>
              <table:table-cell office:value-type="float" office:value="1056.62683847">
                <text:p>1056.62683847</text:p>
              </table:table-cell>
              <table:table-cell office:value-type="float" office:value="2232.29073878">
                <text:p>2232.29073878</text:p>
              </table:table-cell>
              <table:table-cell office:value-type="float" office:value="3751.4260032">
                <text:p>3751.4260032</text:p>
              </table:table-cell>
              <table:table-cell office:value-type="float" office:value="6477.84791285">
                <text:p>6477.84791285</text:p>
              </table:table-cell>
              <table:table-cell office:value-type="float" office:value="8897.3040385">
                <text:p>8897.3040385</text:p>
              </table:table-cell>
              <table:table-cell office:value-type="float" office:value="10732.6414512">
                <text:p>10732.6414512</text:p>
              </table:table-cell>
              <table:table-cell office:value-type="float" office:value="12765.144616">
                <text:p>12765.144616</text:p>
              </table:table-cell>
              <table:table-cell office:value-type="float" office:value="16768.646131">
                <text:p>16768.646131</text:p>
              </table:table-cell>
              <table:table-cell office:value-type="float" office:value="18417.8544378">
                <text:p>18417.8544378</text:p>
              </table:table-cell>
              <table:table-cell office:value-type="float" office:value="19492.0223118">
                <text:p>19492.0223118</text:p>
              </table:table-cell>
              <table:table-cell office:value-type="float" office:value="20126.6991938">
                <text:p>20126.6991938</text:p>
              </table:table-cell>
              <table:table-cell office:value-type="float" office:value="20070.1332813">
                <text:p>20070.1332813</text:p>
              </table:table-cell>
              <table:table-cell office:value-type="float" office:value="20526.770114">
                <text:p>20526.770114</text:p>
              </table:table-cell>
              <table:table-cell office:value-type="float" office:value="20845.7199667">
                <text:p>20845.7199667</text:p>
              </table:table-cell>
              <table:table-cell office:value-type="float" office:value="21189.7332833">
                <text:p>21189.7332833</text:p>
              </table:table-cell>
              <table:table-cell office:value-type="float" office:value="21320.8135228">
                <text:p>21320.8135228</text:p>
              </table:table-cell>
              <table:table-cell office:value-type="float" office:value="21239.1314364">
                <text:p>21239.1314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